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2ff02" officeooo:paragraph-rsid="0002ff02"/>
    </style:style>
    <style:style style:name="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5" style:family="paragraph" style:parent-style-name="Heading_20_4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9" style:family="paragraph" style:parent-style-name="Title">
      <style:text-properties officeooo:paragraph-rsid="0005aa8a"/>
    </style:style>
    <style:style style:name="P10" style:family="paragraph" style:parent-style-name="Standard">
      <style:text-properties officeooo:paragraph-rsid="0005aa8a"/>
    </style:style>
    <style:style style:name="P11" style:family="paragraph" style:parent-style-name="Title">
      <style:text-properties officeooo:rsid="0006ce6d" officeooo:paragraph-rsid="0006ce6d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3" style:family="paragraph" style:parent-style-name="Preformatted_20_Text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14" style:family="paragraph" style:parent-style-name="Standard">
      <style:paragraph-properties fo:margin-left="0cm" fo:margin-right="0cm" fo:text-indent="0cm" style:auto-text-indent="false"/>
      <style:text-properties loext:padding="0.049cm" loext:border="0.06pt solid #000000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 loext:padding="0.049cm" loext:border="0.06pt solid #000000"/>
    </style:style>
    <style:style style:name="P16" style:family="paragraph" style:parent-style-name="Standard">
      <style:text-properties officeooo:paragraph-rsid="000901ed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Heading_20_3">
      <style:paragraph-properties fo:margin-left="0.423cm" fo:margin-right="0cm" fo:text-indent="0cm" style:auto-text-indent="false"/>
      <style:text-properties officeooo:paragraph-rsid="000901ed"/>
    </style:style>
    <style:style style:name="P19" style:family="paragraph" style:parent-style-name="Horizontal_20_Line">
      <style:text-properties officeooo:paragraph-rsid="000901ed"/>
    </style:style>
    <style:style style:name="P20" style:family="paragraph" style:parent-style-name="Preformatted_20_Text">
      <style:paragraph-properties fo:margin-left="0cm" fo:margin-right="0cm" fo:text-indent="0cm" style:auto-text-indent="false" fo:padding="0cm" fo:border="none"/>
      <style:text-properties fo:color="#636f88" loext:opacity="100%" officeooo:paragraph-rsid="000901ed"/>
    </style:style>
    <style:style style:name="P21" style:family="paragraph" style:parent-style-name="Preformatted_20_Text" style:list-style-name="L12">
      <style:paragraph-properties fo:margin-left="0cm" fo:margin-right="0cm" fo:margin-top="0.106cm" fo:margin-bottom="0.247cm" style:contextual-spacing="false" fo:text-indent="0cm" style:auto-text-indent="false" fo:padding="0cm" fo:border="none"/>
      <style:text-properties officeooo:paragraph-rsid="000901ed"/>
    </style:style>
    <style:style style:name="P22" style:family="paragraph" style:parent-style-name="Preformatted_20_Text" style:list-style-name="L12">
      <style:paragraph-properties fo:margin-left="0cm" fo:margin-right="0cm" fo:margin-top="0.106cm" fo:margin-bottom="0cm" style:contextual-spacing="false" fo:text-indent="0cm" style:auto-text-indent="false" fo:padding="0cm" fo:border="none"/>
      <style:text-properties officeooo:paragraph-rsid="000901ed"/>
    </style:style>
    <style:style style:name="P23" style:family="paragraph" style:parent-style-name="Preformatted_20_Text">
      <style:paragraph-properties fo:margin-left="0cm" fo:margin-right="0cm" fo:text-indent="0cm" style:auto-text-indent="false" fo:padding="0cm" fo:border="none"/>
      <style:text-properties officeooo:paragraph-rsid="000901ed"/>
    </style:style>
    <style:style style:name="P2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  <style:text-properties officeooo:paragraph-rsid="000901ed"/>
    </style:style>
    <style:style style:name="P25" style:family="paragraph" style:parent-style-name="Preformatted_20_Text">
      <style:paragraph-properties fo:padding="0cm" fo:border="none"/>
      <style:text-properties officeooo:paragraph-rsid="000901ed"/>
    </style:style>
    <style:style style:name="P26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7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8" style:family="paragraph" style:parent-style-name="Text_20_body" style:list-style-name="L7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9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0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1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1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3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4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2">
      <style:paragraph-properties fo:margin-left="0cm" fo:margin-right="0cm" fo:margin-top="0.106cm" fo:margin-bottom="0.247cm" style:contextual-spacing="false" fo:text-indent="0cm" style:auto-text-indent="false"/>
      <style:text-properties officeooo:paragraph-rsid="000901ed" fo:background-color="#292a2d" loext:padding="0cm" loext:border="none"/>
    </style:style>
    <style:style style:name="P4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0901ed" fo:background-color="#292a2d" loext:padding="0cm" loext:border="none"/>
    </style:style>
    <style:style style:name="P49" style:family="paragraph" style:parent-style-name="Text_20_body" style:list-style-name="L10">
      <style:paragraph-properties fo:margin-left="0cm" fo:margin-right="0cm" fo:margin-top="0cm" fo:margin-bottom="0.106cm" style:contextual-spacing="false" fo:text-indent="0cm" style:auto-text-indent="false"/>
      <style:text-properties officeooo:paragraph-rsid="000901ed"/>
    </style:style>
    <style:style style:name="P50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  <style:text-properties officeooo:paragraph-rsid="000901ed"/>
    </style:style>
    <style:style style:name="P51" style:family="paragraph" style:parent-style-name="Text_20_body" style:list-style-name="L12">
      <style:paragraph-properties fo:margin-left="0cm" fo:margin-right="0cm" fo:margin-top="0cm" fo:margin-bottom="0.106cm" style:contextual-spacing="false" fo:text-indent="0cm" style:auto-text-indent="false"/>
      <style:text-properties officeooo:paragraph-rsid="000901ed"/>
    </style:style>
    <style:style style:name="P52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  <style:text-properties officeooo:paragraph-rsid="000901ed"/>
    </style:style>
    <style:style style:name="P53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0901e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officeooo:paragraph-rsid="000901ed"/>
    </style:style>
    <style:style style:name="T1" style:family="text">
      <style:text-properties officeooo:rsid="0002ff02" fo:background-color="#ffff00" loext:char-shading-value="0" loext:padding="0.049cm" loext:border="0.06pt solid #000000"/>
    </style:style>
    <style:style style:name="T2" style:family="text">
      <style:text-properties officeooo:rsid="0005aa8a"/>
    </style:style>
    <style:style style:name="T3" style:family="text">
      <style:text-properties officeooo:rsid="00077af0"/>
    </style:style>
    <style:style style:name="T4" style:family="text">
      <style:text-properties officeooo:rsid="00077af0" loext:padding="0.049cm" loext:border="0.06pt solid #000000"/>
    </style:style>
    <style:style style:name="T5" style:family="text">
      <style:text-properties loext:padding="0cm" loext:border="none"/>
    </style:style>
    <style:style style:name="T6" style:family="text">
      <style:text-properties loext:padding="0.049cm" loext:border="0.06pt solid #000000"/>
    </style:style>
    <style:style style:name="T7" style:family="text">
      <style:text-properties officeooo:rsid="000901ed"/>
    </style:style>
    <style:style style:name="T8" style:family="text">
      <style:text-properties fo:color="#88c0d0" loext:opacity="100%"/>
    </style:style>
    <style:style style:name="T9" style:family="text">
      <style:text-properties fo:color="#81a1c1" loext:opacity="100%"/>
    </style:style>
    <style:style style:name="T10" style:family="text">
      <style:text-properties fo:color="#a3be8c" loext:opacity="100%"/>
    </style:style>
    <style:style style:name="T11" style:family="text">
      <style:text-properties fo:color="#636f88" loext:opacity="100%"/>
    </style:style>
    <style:style style:name="T12" style:family="text">
      <style:text-properties fo:color="#b48ead" loext:opacity="100%"/>
    </style:style>
    <style:style style:name="T13" style:family="text">
      <style:text-properties fo:color="#ebcb8b" loext:opacity="100%"/>
    </style:style>
    <style:style style:name="T14" style:family="text">
      <style:text-properties fo:font-size="15pt" officeooo:rsid="000901ed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ÓDULO <text:span text:style-name="T7">4</text:span><text:span text:style-name="T2">(</text:span><text:span text:style-name="T7">ejercicio</text:span><text:span text:style-name="T2">)</text:span>:</text:p>
      <text:p text:style-name="P11"><text:span text:style-name="T3">Ejercicio </text:span>SQL<text:span text:style-name="T7">(</text:span><text:span text:style-name="T14">gemini</text:span><text:span text:style-name="T7">)</text:span></text:p>
      <text:p text:style-name="P53">Aquí tienes un ejemplo de un archivo <text:span text:style-name="Source_20_Text"><text:span text:style-name="T5">docker-stack.yml</text:span></text:span> utilizando una red <text:span text:style-name="Strong_20_Emphasis">overlay</text:span> en Docker Swarm, con comentarios explicativos:</text:p>
      <text:p text:style-name="P48"/>
      <text:p text:style-name="P20"># docker-stack.yml</text:p>
      <text:p text:style-name="P23"><text:span text:style-name="T8">version</text:span><text:span text:style-name="T9">:</text:span> <text:span text:style-name="T10">'3.8'</text:span></text:p>
      <text:p text:style-name="P25"/>
      <text:p text:style-name="P20"># Servicios a desplegar</text:p>
      <text:p text:style-name="P23"><text:span text:style-name="T8">services</text:span><text:span text:style-name="T9">:</text:span></text:p>
      <text:p text:style-name="P23"><text:s text:c="2"/><text:span text:style-name="T11"># Servicio web (Ejemplo: Nginx)</text:span></text:p>
      <text:p text:style-name="P23"><text:s text:c="2"/><text:span text:style-name="T8">web</text:span><text:span text:style-name="T9">:</text:span></text:p>
      <text:p text:style-name="P23"><text:s text:c="4"/><text:span text:style-name="T8">image</text:span><text:span text:style-name="T9">:</text:span> nginx<text:span text:style-name="T9">:</text:span>alpine</text:p>
      <text:p text:style-name="P23"><text:s text:c="4"/><text:span text:style-name="T8">ports</text:span><text:span text:style-name="T9">:</text:span></text:p>
      <text:p text:style-name="P23"><text:s text:c="6"/><text:span text:style-name="T9">-</text:span> <text:span text:style-name="T10">"80:80"</text:span></text:p>
      <text:p text:style-name="P23"><text:s text:c="4"/><text:span text:style-name="T8">networks</text:span><text:span text:style-name="T9">:</text:span></text:p>
      <text:p text:style-name="P23"><text:s text:c="6"/><text:span text:style-name="T9">-</text:span> my<text:span text:style-name="T9">-</text:span>overlay<text:span text:style-name="T9">-</text:span>net</text:p>
      <text:p text:style-name="P23"><text:s text:c="4"/><text:span text:style-name="T8">deploy</text:span><text:span text:style-name="T9">:</text:span></text:p>
      <text:p text:style-name="P23"><text:s text:c="6"/><text:span text:style-name="T8">replicas</text:span><text:span text:style-name="T9">:</text:span> <text:span text:style-name="T12">3</text:span></text:p>
      <text:p text:style-name="P23"><text:s text:c="6"/><text:span text:style-name="T8">placement</text:span><text:span text:style-name="T9">:</text:span></text:p>
      <text:p text:style-name="P23"><text:s text:c="8"/><text:span text:style-name="T8">constraints</text:span><text:span text:style-name="T9">:</text:span></text:p>
      <text:p text:style-name="P23"><text:s text:c="10"/><text:span text:style-name="T9">-</text:span> node.role == worker</text:p>
      <text:p text:style-name="P23"><text:s text:c="6"/><text:span text:style-name="T8">resources</text:span><text:span text:style-name="T9">:</text:span></text:p>
      <text:p text:style-name="P23"><text:s text:c="8"/><text:span text:style-name="T8">limits</text:span><text:span text:style-name="T9">:</text:span></text:p>
      <text:p text:style-name="P23"><text:s text:c="10"/><text:span text:style-name="T8">cpus</text:span><text:span text:style-name="T9">:</text:span> <text:span text:style-name="T10">'0.5'</text:span></text:p>
      <text:p text:style-name="P23"><text:s text:c="10"/><text:span text:style-name="T8">memory</text:span><text:span text:style-name="T9">:</text:span> 256M</text:p>
      <text:p text:style-name="P23"><text:s text:c="6"/><text:span text:style-name="T8">restart_policy</text:span><text:span text:style-name="T9">:</text:span></text:p>
      <text:p text:style-name="P23"><text:s text:c="8"/><text:span text:style-name="T8">condition</text:span><text:span text:style-name="T9">:</text:span> on<text:span text:style-name="T9">-</text:span>failure</text:p>
      <text:p text:style-name="P23"><text:s text:c="6"/><text:span text:style-name="T8">update_config</text:span><text:span text:style-name="T9">:</text:span></text:p>
      <text:p text:style-name="P23"><text:s text:c="8"/><text:span text:style-name="T8">parallelism</text:span><text:span text:style-name="T9">:</text:span> <text:span text:style-name="T12">1</text:span></text:p>
      <text:p text:style-name="P23"><text:s text:c="8"/><text:span text:style-name="T8">delay</text:span><text:span text:style-name="T9">:</text:span> 10s</text:p>
      <text:p text:style-name="P25"/>
      <text:p text:style-name="P23"><text:s text:c="2"/><text:span text:style-name="T11"># Servicio de base de datos (Ejemplo: PostgreSQL)</text:span></text:p>
      <text:p text:style-name="P23"><text:s text:c="2"/><text:span text:style-name="T8">db</text:span><text:span text:style-name="T9">:</text:span></text:p>
      <text:p text:style-name="P23"><text:s text:c="4"/><text:span text:style-name="T8">image</text:span><text:span text:style-name="T9">:</text:span> postgres<text:span text:style-name="T9">:</text:span><text:span text:style-name="T12">13</text:span></text:p>
      <text:p text:style-name="P23"><text:s text:c="4"/><text:span text:style-name="T8">environment</text:span><text:span text:style-name="T9">:</text:span></text:p>
      <text:p text:style-name="P23"><text:s text:c="6"/><text:span text:style-name="T8">POSTGRES_USER</text:span><text:span text:style-name="T9">:</text:span> admin</text:p>
      <text:p text:style-name="P23"><text:s text:c="6"/><text:span text:style-name="T8">POSTGRES_PASSWORD</text:span><text:span text:style-name="T9">:</text:span> admin123</text:p>
      <text:p text:style-name="P23"><text:s text:c="4"/><text:span text:style-name="T8">networks</text:span><text:span text:style-name="T9">:</text:span></text:p>
      <text:p text:style-name="P23"><text:s text:c="6"/><text:span text:style-name="T9">-</text:span> my<text:span text:style-name="T9">-</text:span>overlay<text:span text:style-name="T9">-</text:span>net</text:p>
      <text:p text:style-name="P23"><text:s text:c="4"/><text:span text:style-name="T8">volumes</text:span><text:span text:style-name="T9">:</text:span></text:p>
      <text:p text:style-name="P23"><text:s text:c="6"/><text:span text:style-name="T9">-</text:span> postgres<text:span text:style-name="T9">-</text:span>data<text:span text:style-name="T9">:</text:span>/var/lib/postgresql/data</text:p>
      <text:p text:style-name="P23"><text:s text:c="4"/><text:span text:style-name="T8">deploy</text:span><text:span text:style-name="T9">:</text:span></text:p>
      <text:p text:style-name="P23"><text:s text:c="6"/><text:span text:style-name="T8">replicas</text:span><text:span text:style-name="T9">:</text:span> <text:span text:style-name="T12">1</text:span></text:p>
      <text:p text:style-name="P23"><text:s text:c="6"/><text:span text:style-name="T8">placement</text:span><text:span text:style-name="T9">:</text:span></text:p>
      <text:p text:style-name="P23"><text:s text:c="8"/><text:span text:style-name="T8">constraints</text:span><text:span text:style-name="T9">:</text:span></text:p>
      <text:p text:style-name="P23"><text:s text:c="10"/><text:span text:style-name="T9">-</text:span> node.role == manager</text:p>
      <text:p text:style-name="P23"><text:s text:c="6"/><text:span text:style-name="T8">restart_policy</text:span><text:span text:style-name="T9">:</text:span></text:p>
      <text:p text:style-name="P23"><text:s text:c="8"/><text:span text:style-name="T8">condition</text:span><text:span text:style-name="T9">:</text:span> on<text:span text:style-name="T9">-</text:span>failure</text:p>
      <text:p text:style-name="P25"><text:soft-page-break/></text:p>
      <text:p text:style-name="P20"># Redes definidas</text:p>
      <text:p text:style-name="P23"><text:span text:style-name="T8">networks</text:span><text:span text:style-name="T9">:</text:span></text:p>
      <text:p text:style-name="P23"><text:s text:c="2"/><text:span text:style-name="T8">my-overlay-net</text:span><text:span text:style-name="T9">:</text:span></text:p>
      <text:p text:style-name="P23"><text:s text:c="4"/><text:span text:style-name="T8">driver</text:span><text:span text:style-name="T9">:</text:span> overlay</text:p>
      <text:p text:style-name="P23"><text:s text:c="4"/><text:span text:style-name="T8">attachable</text:span><text:span text:style-name="T9">:</text:span> <text:span text:style-name="T13">true</text:span> <text:s/><text:span text:style-name="T11"># Permite que otros servicios/contenedores se unan a la red</text:span></text:p>
      <text:p text:style-name="P25"/>
      <text:p text:style-name="P20"># Volúmenes para persistencia de datos</text:p>
      <text:p text:style-name="P23"><text:span text:style-name="T8">volumes</text:span><text:span text:style-name="T9">:</text:span></text:p>
      <text:p text:style-name="P23"><text:s text:c="2"/><text:span text:style-name="T8">postgres-data</text:span><text:span text:style-name="T9">:</text:span></text:p>
      <text:p text:style-name="P24"><text:s text:c="4"/><text:span text:style-name="T8">driver</text:span><text:span text:style-name="T9">:</text:span> local <text:s/><text:span text:style-name="T11"># En producción usar un driver adecuado (nfs, cloud, etc.)</text:span></text:p>
      <text:p text:style-name="P19"/>
      <text:h text:style-name="P18" text:outline-level="3">Explicación de elementos clave:</text:h>
      <text:list text:style-name="L10">
        <text:list-item>
          <text:p text:style-name="P49"><text:span text:style-name="Strong_20_Emphasis">Red Overlay (</text:span><text:span text:style-name="Source_20_Text"><text:span text:style-name="T5">my-overlay-net</text:span></text:span><text:span text:style-name="Strong_20_Emphasis">)</text:span>:</text:p>
          <text:list>
            <text:list-item>
              <text:p text:style-name="P50"><text:span text:style-name="Source_20_Text"><text:span text:style-name="T5">driver: overlay</text:span></text:span>: Permite comunicación entre contenedores en nodos diferentes del Swarm.</text:p>
            </text:list-item>
            <text:list-item>
              <text:p text:style-name="P50"><text:span text:style-name="Source_20_Text"><text:span text:style-name="T5">attachable: true</text:span></text:span>: Permite que otros servicios/contenedores se conecten manualmente.</text:p>
            </text:list-item>
          </text:list>
        </text:list-item>
        <text:list-item>
          <text:p text:style-name="P49"><text:span text:style-name="Strong_20_Emphasis">Servicios</text:span>:</text:p>
          <text:list>
            <text:list-item>
              <text:p text:style-name="P49"><text:span text:style-name="Strong_20_Emphasis">Web</text:span>:</text:p>
              <text:list>
                <text:list-item>
                  <text:p text:style-name="P50">3 réplicas distribuidas en nodos <text:span text:style-name="Source_20_Text"><text:span text:style-name="T5">worker</text:span></text:span>.</text:p>
                </text:list-item>
                <text:list-item>
                  <text:p text:style-name="P50">Expone el puerto 80 del host mapeado al puerto 80 del contenedor.</text:p>
                </text:list-item>
              </text:list>
            </text:list-item>
            <text:list-item>
              <text:p text:style-name="P49"><text:span text:style-name="Strong_20_Emphasis">DB</text:span>:</text:p>
              <text:list>
                <text:list-item>
                  <text:p text:style-name="P50">1 réplica en un nodo <text:span text:style-name="Source_20_Text"><text:span text:style-name="T5">manager</text:span></text:span>.</text:p>
                </text:list-item>
                <text:list-item>
                  <text:p text:style-name="P50">Volumen para persistencia de datos (almacenamiento local en este ejemplo).</text:p>
                </text:list-item>
              </text:list>
            </text:list-item>
          </text:list>
        </text:list-item>
        <text:list-item>
          <text:p text:style-name="P49"><text:span text:style-name="Strong_20_Emphasis">Volúmenes</text:span>:</text:p>
          <text:list>
            <text:list-item>
              <text:p text:style-name="P50"><text:span text:style-name="Source_20_Text"><text:span text:style-name="T5">postgres-data</text:span></text:span>: Almacena datos de PostgreSQL. En entornos reales, usar drivers como <text:span text:style-name="Source_20_Text"><text:span text:style-name="T5">nfs</text:span></text:span> o soluciones cloud.</text:p>
            </text:list-item>
          </text:list>
        </text:list-item>
        <text:list-item>
          <text:p text:style-name="P49"><text:span text:style-name="Strong_20_Emphasis">Políticas de despliegue</text:span>:</text:p>
          <text:list>
            <text:list-item>
              <text:p text:style-name="P50"><text:span text:style-name="Source_20_Text"><text:span text:style-name="T5">restart_policy</text:span></text:span>: Reinicia el servicio si falla.</text:p>
            </text:list-item>
            <text:list-item>
              <text:p text:style-name="P50"><text:span text:style-name="Source_20_Text"><text:span text:style-name="T5">update_config</text:span></text:span>: Controla cómo se actualizan los servicios (paralelismo y tiempo de espera).</text:p>
            </text:list-item>
          </text:list>
        </text:list-item>
      </text:list>
      <text:p text:style-name="P19"/>
      <text:h text:style-name="P18" text:outline-level="3">Desplegar el Stack:</text:h>
      <text:p text:style-name="P48"/>
      <text:p text:style-name="P24"><text:span text:style-name="T8">docker</text:span> stack deploy <text:span text:style-name="T9">-c</text:span> docker-stack.yml mi-stack</text:p>
      <text:p text:style-name="P19"/>
      <text:h text:style-name="P18" text:outline-level="3"><text:soft-page-break/>Consideraciones importantes:</text:h>
      <text:list text:style-name="L12">
        <text:list-item>
          <text:p text:style-name="P51"><text:span text:style-name="Strong_20_Emphasis">Red Overlay</text:span>:</text:p>
          <text:list>
            <text:list-item>
              <text:p text:style-name="P52">Requiere que el Swarm esté inicializado (<text:span text:style-name="Source_20_Text"><text:span text:style-name="T5">docker swarm init</text:span></text:span>).</text:p>
            </text:list-item>
            <text:list-item>
              <text:p text:style-name="P52">Los nodos deben tener los puertos necesarios abiertos (puerto <text:span text:style-name="Source_20_Text"><text:span text:style-name="T5">2377</text:span></text:span>, <text:span text:style-name="Source_20_Text"><text:span text:style-name="T5">7946</text:span></text:span>, <text:span text:style-name="Source_20_Text"><text:span text:style-name="T5">4789</text:span></text:span>).</text:p>
            </text:list-item>
          </text:list>
        </text:list-item>
        <text:list-item>
          <text:p text:style-name="P51"><text:span text:style-name="Strong_20_Emphasis">Persistencia de datos</text:span>:</text:p>
          <text:list>
            <text:list-item>
              <text:p text:style-name="P52">En producción, usar volúmenes externos (AWS EBS, NFS, etc.).</text:p>
            </text:list-item>
          </text:list>
        </text:list-item>
        <text:list-item>
          <text:p text:style-name="P51"><text:span text:style-name="Strong_20_Emphasis">Seguridad</text:span>:</text:p>
          <text:list>
            <text:list-item>
              <text:p text:style-name="P52">Usar <text:span text:style-name="Source_20_Text"><text:span text:style-name="T5">secrets</text:span></text:span> para contraseñas en lugar de variables de entorno planas.</text:p>
            </text:list-item>
            <text:list-item>
              <text:p text:style-name="P51">Ejemplo:</text:p>
              <text:p text:style-name="P47"/>
              <text:p text:style-name="P21"><text:span text:style-name="T8">environment</text:span><text:span text:style-name="T9">:</text:span></text:p>
              <text:p text:style-name="P21"><text:s text:c="2"/><text:span text:style-name="T8">POSTGRES_PASSWORD_FILE</text:span><text:span text:style-name="T9">:</text:span> /run/secrets/db_password</text:p>
              <text:p text:style-name="P21"><text:span text:style-name="T8">secrets</text:span><text:span text:style-name="T9">:</text:span></text:p>
              <text:p text:style-name="P21"><text:s text:c="2"/><text:span text:style-name="T9">-</text:span> db_password</text:p>
            </text:list-item>
          </text:list>
        </text:list-item>
        <text:list-item>
          <text:p text:style-name="P51"><text:span text:style-name="Strong_20_Emphasis">Escalabilidad</text:span>:</text:p>
          <text:list>
            <text:list-item>
              <text:p text:style-name="P52">Ajustar <text:span text:style-name="Source_20_Text"><text:span text:style-name="T5">replicas</text:span></text:span> según la carga esperada.</text:p>
            </text:list-item>
            <text:list-item>
              <text:p text:style-name="P52">Usar <text:span text:style-name="Source_20_Text"><text:span text:style-name="T5">docker service scale mi-stack_web=5</text:span></text:span> para escalar manualmente.</text:p>
            </text:list-item>
          </text:list>
        </text:list-item>
        <text:list-item>
          <text:p text:style-name="P51"><text:span text:style-name="Strong_20_Emphasis">Healthchecks</text:span>:</text:p>
          <text:list>
            <text:list-item>
              <text:p text:style-name="P51">Añadir comprobaciones de salud a los servicios:</text:p>
              <text:p text:style-name="P22"><text:span text:style-name="T8">healthcheck</text:span><text:span text:style-name="T9">:</text:span></text:p>
              <text:p text:style-name="P22"><text:s text:c="2"/><text:span text:style-name="T8">test</text:span><text:span text:style-name="T9">:</text:span> <text:span text:style-name="T9">[</text:span><text:span text:style-name="T10">"CMD"</text:span><text:span text:style-name="T9">,</text:span> <text:span text:style-name="T10">"curl"</text:span><text:span text:style-name="T9">,</text:span> <text:span text:style-name="T10">"-f"</text:span><text:span text:style-name="T9">,</text:span> <text:span text:style-name="T10">"http://localhost"</text:span><text:span text:style-name="T9">]</text:span></text:p>
              <text:p text:style-name="P22"><text:s text:c="2"/><text:span text:style-name="T8">interval</text:span><text:span text:style-name="T9">:</text:span> 30s</text:p>
              <text:p text:style-name="P22"><text:s text:c="2"/><text:span text:style-name="T8">timeout</text:span><text:span text:style-name="T9">:</text:span> 10s</text:p>
              <text:p text:style-name="P22"><text:s text:c="2"/><text:span text:style-name="T8">retries</text:span><text:span text:style-name="T9">:</text:span> <text:span text:style-name="T12">3</text:span></text:p>
            </text:list-item>
          </text:list>
        </text:list-item>
      </text:list>
      <text:p text:style-name="P54">Este ejemplo cubre un escenario básico de despliegue en Swarm con una red overlay. Adapta los servicios, configuraciones y recursos según tus necesidades.</text:p>
      <text:p text:style-name="P16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2ff02" officeooo:paragraph-rsid="0002ff02"/>
    </style:style>
    <style:style style:name="MP2" style:family="paragraph" style:parent-style-name="Header">
      <style:paragraph-properties fo:text-align="end" style:justify-single-word="false"/>
      <style:text-properties officeooo:rsid="0002ff02" officeooo:paragraph-rsid="0002ff02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PIC Devop tools</text:p>
        <text:p text:style-name="MP2">CFTIC Getafe 24/1520</text:p>
      </style:header>
      <style:footer>
        <text:p text:style-name="MP3"><text:bookmark-start text:name="PageNumWizard_FOOTER_Estilo de página predeterminado1"/><text:page-number text:select-page="current">3</text:page-number><text:s/>/ <text:page-count>3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3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03:02.282380017</meta:creation-date>
    <dc:date>2025-04-01T18:53:55.546782985</dc:date>
    <meta:editing-duration>PT25M12S</meta:editing-duration>
    <meta:editing-cycles>7</meta:editing-cycles>
    <meta:generator>LibreOffice/24.2.2.2$Linux_X86_64 LibreOffice_project/d56cc158d8a96260b836f100ef4b4ef25d6f1a01</meta:generator>
    <meta:print-date>2025-03-18T17:27:56.697553710</meta:print-date>
    <meta:printed-by>Archivos PDF</meta:printed-by>
    <meta:document-statistic meta:table-count="0" meta:image-count="0" meta:object-count="0" meta:page-count="3" meta:paragraph-count="101" meta:word-count="415" meta:character-count="3070" meta:non-whitespace-character-count="2539"/>
  </office:meta>
</office:document-meta>
</file>